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AwareCacheImpl.processEvent( Event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AwareCach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AwareCacheImpl.handleEventValidity( EventValidity val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AwareCacheImpl.veryifyEventCach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AwareCacheImpl.remove( Serializable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AwareCacheImpl.store( Serializable key , Cached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AwareCacheImpl.handleAggregatedValidity( AbstractAggregatedValidity val ,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wareCache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AwareCacheImpl.setEventRegistry( EventRegistry event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AwareCacheImpl.examineValidity( SourceValidity val , Serializable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